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de4" officeooo:paragraph-rsid="00032d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ion 1</text:p>
      <text:p text:style-name="P1"/>
      <text:p text:style-name="P1">Hokkaido – 12</text:p>
      <text:p text:style-name="P1"/>
      <text:p text:style-name="P1">Region 2</text:p>
      <text:p text:style-name="P1"/>
      <text:p text:style-name="P1">Aomori- 03</text:p>
      <text:p text:style-name="P1">Akita- 02</text:p>
      <text:p text:style-name="P1">Iwate- 16</text:p>
      <text:p text:style-name="P1">Yamagata- 45</text:p>
      <text:p text:style-name="P1">Miyagi- 24</text:p>
      <text:p text:style-name="P1">Fukushima- 08</text:p>
      <text:p text:style-name="P1"/>
      <text:p text:style-name="P1">Region 3</text:p>
      <text:p text:style-name="P1">Nigata 29</text:p>
      <text:p text:style-name="P1">Tochigi 39</text:p>
      <text:p text:style-name="P1">Ibaraki 14</text:p>
      <text:p text:style-name="P1">Gunma 10</text:p>
      <text:p text:style-name="P1">Saitama 35</text:p>
      <text:p text:style-name="P1">Chiba 04</text:p>
      <text:p text:style-name="P1">Tokyo 41 </text:p>
      <text:p text:style-name="P1">Kanagawa 19</text:p>
      <text:p text:style-name="P1">Toyama 43</text:p>
      <text:p text:style-name="P1">Nagano 26</text:p>
      <text:p text:style-name="P1">Yamanashi 47</text:p>
      <text:p text:style-name="P1">Shizouka 38</text:p>
      <text:p text:style-name="P1">Ishikawa 15</text:p>
      <text:p text:style-name="P1">Fukui 06</text:p>
      <text:p text:style-name="P1">Gifu 09</text:p>
      <text:p text:style-name="P1">Aichi 01</text:p>
      <text:p text:style-name="P1"/>
      <text:p text:style-name="P1">Region 4</text:p>
      <text:p text:style-name="P1"/>
      <text:p text:style-name="P1">Kyoto 22</text:p>
      <text:p text:style-name="P1">Shiga 36</text:p>
      <text:p text:style-name="P1">Mie 23</text:p>
      <text:p text:style-name="P1">Hyogo 13</text:p>
      <text:p text:style-name="P1">Osaka 33 </text:p>
      <text:p text:style-name="P1">Nara 28</text:p>
      <text:p text:style-name="P1">Wakayama 44</text:p>
      <text:p text:style-name="P1">Tottori 42</text:p>
      <text:p text:style-name="P1">Okayama 31</text:p>
      <text:p text:style-name="P1">Shimane 37</text:p>
      <text:p text:style-name="P1">Yamaguchi 46</text:p>
      <text:p text:style-name="P1">Hiroshima 11</text:p>
      <text:p text:style-name="P1">Kagawa 17</text:p>
      <text:p text:style-name="P1">Tokushima 40</text:p>
      <text:p text:style-name="P1">Ehime 05 </text:p>
      <text:p text:style-name="P1">Kochi 20</text:p>
      <text:p text:style-name="P1"/>
      <text:p text:style-name="P1">Region 5</text:p>
      <text:p text:style-name="P1">Fukuoka 07</text:p>
      <text:p text:style-name="P1"><text:soft-page-break/>Oita 30</text:p>
      <text:p text:style-name="P1">Saga 34</text:p>
      <text:p text:style-name="P1">Nagasaki 27</text:p>
      <text:p text:style-name="P1">Kumamoto 21</text:p>
      <text:p text:style-name="P1">Miyazaki 25</text:p>
      <text:p text:style-name="P1">Kagoshima 18</text:p>
      <text:p text:style-name="P1">Okinawa 32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4:39:31.129337873</meta:creation-date>
    <dc:date>2023-01-19T15:01:35.593721530</dc:date>
    <meta:editing-duration>PT9M14S</meta:editing-duration>
    <meta:editing-cycles>1</meta:editing-cycles>
    <meta:document-statistic meta:table-count="0" meta:image-count="0" meta:object-count="0" meta:page-count="2" meta:paragraph-count="52" meta:word-count="104" meta:character-count="494" meta:non-whitespace-character-count="438"/>
    <meta:generator>LibreOffice/7.3.7.2$Linux_X86_64 LibreOffice_project/30$Build-2</meta:generator>
  </office:meta>
</office:document-meta>
</file>